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0pt" officeooo:rsid="001df92b" officeooo:paragraph-rsid="001df92b" style:font-size-asian="10pt" style:font-size-complex="10pt"/>
    </style:style>
    <style:style style:name="P2" style:family="paragraph" style:parent-style-name="Standard">
      <style:text-properties fo:font-size="10pt" officeooo:rsid="0015901b" officeooo:paragraph-rsid="0015901b" style:font-size-asian="10pt" style:font-size-complex="10pt"/>
    </style:style>
    <style:style style:name="P3" style:family="paragraph" style:parent-style-name="Standard">
      <style:text-properties fo:font-size="10pt" officeooo:rsid="001e6e68" officeooo:paragraph-rsid="001e6e68" style:font-size-asian="10pt" style:font-size-complex="10pt"/>
    </style:style>
    <style:style style:name="P4" style:family="paragraph" style:parent-style-name="Standard">
      <style:text-properties fo:font-size="10pt" officeooo:rsid="001e6e68" officeooo:paragraph-rsid="00293e38" style:font-size-asian="10pt" style:font-size-complex="10pt"/>
    </style:style>
    <style:style style:name="P5" style:family="paragraph" style:parent-style-name="Standard">
      <style:text-properties fo:font-size="10pt" officeooo:rsid="001e6e68" officeooo:paragraph-rsid="0069a31c" style:font-size-asian="10pt" style:font-size-complex="10pt"/>
    </style:style>
    <style:style style:name="P6" style:family="paragraph" style:parent-style-name="Standard">
      <style:text-properties fo:font-size="10pt" officeooo:rsid="001e6e68" officeooo:paragraph-rsid="007b297a" style:font-size-asian="10pt" style:font-size-complex="10pt"/>
    </style:style>
    <style:style style:name="P7" style:family="paragraph" style:parent-style-name="Standard">
      <style:text-properties fo:font-size="10pt" officeooo:rsid="00293e38" officeooo:paragraph-rsid="0048b7a8" style:font-size-asian="10pt" style:font-size-complex="10pt"/>
    </style:style>
    <style:style style:name="P8" style:family="paragraph" style:parent-style-name="Standard">
      <style:text-properties fo:font-size="10pt" officeooo:rsid="00293e38" officeooo:paragraph-rsid="004cda05" style:font-size-asian="10pt" style:font-size-complex="10pt"/>
    </style:style>
    <style:style style:name="P9" style:family="paragraph" style:parent-style-name="Standard">
      <style:text-properties fo:font-size="10pt" officeooo:rsid="00293e38" officeooo:paragraph-rsid="007a54af" style:font-size-asian="10pt" style:font-size-complex="10pt"/>
    </style:style>
    <style:style style:name="P10" style:family="paragraph" style:parent-style-name="Standard">
      <style:text-properties fo:font-size="10pt" officeooo:rsid="00293e38" officeooo:paragraph-rsid="0082d55c" style:font-size-asian="10pt" style:font-size-complex="10pt"/>
    </style:style>
    <style:style style:name="P11" style:family="paragraph" style:parent-style-name="Standard">
      <style:text-properties fo:font-size="10pt" officeooo:rsid="002b41e3" officeooo:paragraph-rsid="002b41e3" style:font-size-asian="10pt" style:font-size-complex="10pt"/>
    </style:style>
    <style:style style:name="P12" style:family="paragraph" style:parent-style-name="Standard">
      <style:text-properties fo:font-size="10pt" officeooo:rsid="002b41e3" officeooo:paragraph-rsid="004e97bc" style:font-size-asian="10pt" style:font-size-complex="10pt"/>
    </style:style>
    <style:style style:name="P13" style:family="paragraph" style:parent-style-name="Standard">
      <style:text-properties fo:font-size="10pt" officeooo:rsid="002b41e3" officeooo:paragraph-rsid="009a732b" style:font-size-asian="10pt" style:font-size-complex="10pt"/>
    </style:style>
    <style:style style:name="P14" style:family="paragraph" style:parent-style-name="Standard">
      <style:text-properties fo:font-size="10pt" officeooo:rsid="0051885d" officeooo:paragraph-rsid="0058d760" style:font-size-asian="10pt" style:font-size-complex="10pt"/>
    </style:style>
    <style:style style:name="P15" style:family="paragraph" style:parent-style-name="Standard">
      <style:text-properties fo:font-size="10pt" officeooo:rsid="006d49e8" officeooo:paragraph-rsid="006d49e8" style:font-size-asian="10pt" style:font-size-complex="10pt"/>
    </style:style>
    <style:style style:name="P16" style:family="paragraph" style:parent-style-name="Standard">
      <style:text-properties fo:font-size="10pt" officeooo:rsid="00a6e0a6" officeooo:paragraph-rsid="00a6e0a6" style:font-size-asian="10pt" style:font-size-complex="10pt"/>
    </style:style>
    <style:style style:name="P17" style:family="paragraph" style:parent-style-name="Standard">
      <style:text-properties fo:font-size="10pt" fo:font-style="normal" officeooo:rsid="002fb565" officeooo:paragraph-rsid="004e97bc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font-style="normal" officeooo:rsid="0051f934" officeooo:paragraph-rsid="0051f934" style:font-size-asian="10pt" style:font-style-asian="normal" style:font-size-complex="10pt" style:font-style-complex="normal"/>
    </style:style>
    <style:style style:name="P19" style:family="paragraph" style:parent-style-name="Standard" style:list-style-name="L1">
      <style:text-properties fo:font-size="10pt" officeooo:rsid="003d497e" officeooo:paragraph-rsid="003d497e" style:font-size-asian="10pt" style:font-size-complex="10pt"/>
    </style:style>
    <style:style style:name="P20" style:family="paragraph" style:parent-style-name="Standard">
      <style:text-properties fo:font-size="10pt" officeooo:rsid="0051885d" officeooo:paragraph-rsid="0058d760" style:font-size-asian="10pt" style:font-size-complex="10pt"/>
    </style:style>
    <style:style style:name="P21" style:family="paragraph" style:parent-style-name="Standard" style:list-style-name="L2">
      <style:text-properties fo:font-size="10pt" officeooo:rsid="00ab9d6e" officeooo:paragraph-rsid="00ab9d6e" style:font-size-asian="10pt" style:font-size-complex="10pt"/>
    </style:style>
    <style:style style:name="P22" style:family="paragraph" style:parent-style-name="Standard">
      <style:text-properties fo:font-size="10pt" officeooo:rsid="00ada66a" officeooo:paragraph-rsid="00ada66a" style:font-size-asian="10pt" style:font-size-complex="10pt"/>
    </style:style>
    <style:style style:name="P23" style:family="paragraph" style:parent-style-name="Standard">
      <style:text-properties fo:font-size="10pt" officeooo:rsid="00b6921b" officeooo:paragraph-rsid="00bb715c" style:font-size-asian="10pt" style:font-size-complex="10pt"/>
    </style:style>
    <style:style style:name="P24" style:family="paragraph" style:parent-style-name="Standard" style:list-style-name="L2">
      <style:text-properties fo:font-size="10pt" officeooo:rsid="00bb60f7" officeooo:paragraph-rsid="00bb60f7" style:font-size-asian="10pt" style:font-size-complex="10pt"/>
    </style:style>
    <style:style style:name="P25" style:family="paragraph" style:parent-style-name="Standard">
      <style:text-properties fo:font-size="10pt" officeooo:rsid="00bf08d7" officeooo:paragraph-rsid="00bf08d7" style:font-size-asian="10pt" style:font-size-complex="10pt"/>
    </style:style>
    <style:style style:name="P26" style:family="paragraph" style:parent-style-name="Standard" style:list-style-name="L1">
      <style:text-properties fo:font-size="10pt" fo:font-style="normal" officeooo:rsid="003d497e" officeooo:paragraph-rsid="003d497e" style:font-size-asian="10pt" style:font-style-asian="normal" style:font-size-complex="10pt" style:font-style-complex="normal"/>
    </style:style>
    <style:style style:name="P27" style:family="paragraph" style:parent-style-name="Standard" style:list-style-name="L1">
      <style:text-properties fo:font-size="10pt" fo:font-style="normal" officeooo:rsid="00a892c2" officeooo:paragraph-rsid="00a892c2" style:font-size-asian="10pt" style:font-style-asian="normal" style:font-size-complex="10pt" style:font-style-complex="normal"/>
    </style:style>
    <style:style style:name="T1" style:family="text">
      <style:text-properties officeooo:rsid="001df92b"/>
    </style:style>
    <style:style style:name="T2" style:family="text">
      <style:text-properties officeooo:rsid="001e6e68"/>
    </style:style>
    <style:style style:name="T3" style:family="text">
      <style:text-properties officeooo:rsid="0021b2db"/>
    </style:style>
    <style:style style:name="T4" style:family="text">
      <style:text-properties officeooo:rsid="00282d8e"/>
    </style:style>
    <style:style style:name="T5" style:family="text">
      <style:text-properties officeooo:rsid="0028a559"/>
    </style:style>
    <style:style style:name="T6" style:family="text">
      <style:text-properties officeooo:rsid="0029c3ab"/>
    </style:style>
    <style:style style:name="T7" style:family="text">
      <style:text-properties officeooo:rsid="002b41e3"/>
    </style:style>
    <style:style style:name="T8" style:family="text">
      <style:text-properties fo:font-style="italic" officeooo:rsid="005491a6" style:font-style-asian="italic" style:font-style-complex="italic"/>
    </style:style>
    <style:style style:name="T9" style:family="text">
      <style:text-properties fo:font-style="italic" officeooo:rsid="0059aa17" style:font-style-asian="italic" style:font-style-complex="italic"/>
    </style:style>
    <style:style style:name="T10" style:family="text">
      <style:text-properties fo:font-style="italic" officeooo:rsid="0069a31c" style:font-style-asian="italic" style:font-style-complex="italic"/>
    </style:style>
    <style:style style:name="T11" style:family="text">
      <style:text-properties fo:font-style="italic" officeooo:rsid="006afd1b" style:font-style-asian="italic" style:font-style-complex="italic"/>
    </style:style>
    <style:style style:name="T12" style:family="text">
      <style:text-properties fo:font-style="italic" officeooo:rsid="007d9ab8" style:font-style-asian="italic" style:font-style-complex="italic"/>
    </style:style>
    <style:style style:name="T13" style:family="text">
      <style:text-properties fo:font-style="italic" officeooo:rsid="00c0416b" style:font-style-asian="italic" style:font-style-complex="italic"/>
    </style:style>
    <style:style style:name="T14" style:family="text">
      <style:text-properties fo:font-style="italic" officeooo:rsid="00c281b3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c25fb" style:font-style-asian="normal" style:font-style-complex="normal"/>
    </style:style>
    <style:style style:name="T17" style:family="text">
      <style:text-properties fo:font-style="normal" officeooo:rsid="00337f11" style:font-style-asian="normal" style:font-style-complex="normal"/>
    </style:style>
    <style:style style:name="T18" style:family="text">
      <style:text-properties fo:font-style="normal" officeooo:rsid="003b45ac" style:font-style-asian="normal" style:font-style-complex="normal"/>
    </style:style>
    <style:style style:name="T19" style:family="text">
      <style:text-properties fo:font-style="normal" officeooo:rsid="004035de" style:font-style-asian="normal" style:font-style-complex="normal"/>
    </style:style>
    <style:style style:name="T20" style:family="text">
      <style:text-properties fo:font-style="normal" officeooo:rsid="00440554" style:font-style-asian="normal" style:font-style-complex="normal"/>
    </style:style>
    <style:style style:name="T21" style:family="text">
      <style:text-properties fo:font-style="normal" officeooo:rsid="002b41e3" style:font-style-asian="normal" style:font-style-complex="normal"/>
    </style:style>
    <style:style style:name="T22" style:family="text">
      <style:text-properties fo:font-style="normal" officeooo:rsid="004e97bc" style:font-style-asian="normal" style:font-style-complex="normal"/>
    </style:style>
    <style:style style:name="T23" style:family="text">
      <style:text-properties fo:font-style="normal" officeooo:rsid="0050972b" style:font-style-asian="normal" style:font-style-complex="normal"/>
    </style:style>
    <style:style style:name="T24" style:family="text">
      <style:text-properties fo:font-style="normal" officeooo:rsid="0051f934" style:font-style-asian="normal" style:font-style-complex="normal"/>
    </style:style>
    <style:style style:name="T25" style:family="text">
      <style:text-properties fo:font-style="normal" officeooo:rsid="005491a6" style:font-style-asian="normal" style:font-style-complex="normal"/>
    </style:style>
    <style:style style:name="T26" style:family="text">
      <style:text-properties fo:font-style="normal" officeooo:rsid="00557c0c" style:font-style-asian="normal" style:font-style-complex="normal"/>
    </style:style>
    <style:style style:name="T27" style:family="text">
      <style:text-properties fo:font-style="normal" officeooo:rsid="005643a0" style:font-style-asian="normal" style:font-style-complex="normal"/>
    </style:style>
    <style:style style:name="T28" style:family="text">
      <style:text-properties fo:font-style="normal" officeooo:rsid="0056bb07" style:font-style-asian="normal" style:font-style-complex="normal"/>
    </style:style>
    <style:style style:name="T29" style:family="text">
      <style:text-properties fo:font-style="normal" officeooo:rsid="00580be9" style:font-style-asian="normal" style:font-style-complex="normal"/>
    </style:style>
    <style:style style:name="T30" style:family="text">
      <style:text-properties fo:font-style="normal" officeooo:rsid="0058d760" style:font-style-asian="normal" style:font-style-complex="normal"/>
    </style:style>
    <style:style style:name="T31" style:family="text">
      <style:text-properties fo:font-style="normal" officeooo:rsid="0059aa17" style:font-style-asian="normal" style:font-style-complex="normal"/>
    </style:style>
    <style:style style:name="T32" style:family="text">
      <style:text-properties fo:font-style="normal" officeooo:rsid="005a66f2" style:font-style-asian="normal" style:font-style-complex="normal"/>
    </style:style>
    <style:style style:name="T33" style:family="text">
      <style:text-properties fo:font-style="normal" officeooo:rsid="005fe17d" style:font-style-asian="normal" style:font-style-complex="normal"/>
    </style:style>
    <style:style style:name="T34" style:family="text">
      <style:text-properties fo:font-style="normal" officeooo:rsid="006157db" style:font-style-asian="normal" style:font-style-complex="normal"/>
    </style:style>
    <style:style style:name="T35" style:family="text">
      <style:text-properties fo:font-style="normal" officeooo:rsid="0063c862" style:font-style-asian="normal" style:font-style-complex="normal"/>
    </style:style>
    <style:style style:name="T36" style:family="text">
      <style:text-properties fo:font-style="normal" officeooo:rsid="006426f9" style:font-style-asian="normal" style:font-style-complex="normal"/>
    </style:style>
    <style:style style:name="T37" style:family="text">
      <style:text-properties fo:font-style="normal" officeooo:rsid="0064cd3d" style:font-style-asian="normal" style:font-style-complex="normal"/>
    </style:style>
    <style:style style:name="T38" style:family="text">
      <style:text-properties fo:font-style="normal" officeooo:rsid="006558db" style:font-style-asian="normal" style:font-style-complex="normal"/>
    </style:style>
    <style:style style:name="T39" style:family="text">
      <style:text-properties fo:font-style="normal" officeooo:rsid="0072cdc3" style:font-style-asian="normal" style:font-style-complex="normal"/>
    </style:style>
    <style:style style:name="T40" style:family="text">
      <style:text-properties fo:font-style="normal" officeooo:rsid="007d9ab8" style:font-style-asian="normal" style:font-style-complex="normal"/>
    </style:style>
    <style:style style:name="T41" style:family="text">
      <style:text-properties fo:font-style="normal" officeooo:rsid="007f171c" style:font-style-asian="normal" style:font-style-complex="normal"/>
    </style:style>
    <style:style style:name="T42" style:family="text">
      <style:text-properties fo:font-style="normal" officeooo:rsid="0083f7b5" style:font-style-asian="normal" style:font-style-complex="normal"/>
    </style:style>
    <style:style style:name="T43" style:family="text">
      <style:text-properties fo:font-style="normal" officeooo:rsid="008a3199" style:font-style-asian="normal" style:font-style-complex="normal"/>
    </style:style>
    <style:style style:name="T44" style:family="text">
      <style:text-properties fo:font-style="normal" officeooo:rsid="008afca9" style:font-style-asian="normal" style:font-style-complex="normal"/>
    </style:style>
    <style:style style:name="T45" style:family="text">
      <style:text-properties fo:font-style="normal" officeooo:rsid="008c8508" style:font-style-asian="normal" style:font-style-complex="normal"/>
    </style:style>
    <style:style style:name="T46" style:family="text">
      <style:text-properties fo:font-style="normal" officeooo:rsid="008e0483" style:font-style-asian="normal" style:font-style-complex="normal"/>
    </style:style>
    <style:style style:name="T47" style:family="text">
      <style:text-properties fo:font-style="normal" officeooo:rsid="008e8a21" style:font-style-asian="normal" style:font-style-complex="normal"/>
    </style:style>
    <style:style style:name="T48" style:family="text">
      <style:text-properties fo:font-style="normal" officeooo:rsid="008f54a9" style:font-style-asian="normal" style:font-style-complex="normal"/>
    </style:style>
    <style:style style:name="T49" style:family="text">
      <style:text-properties fo:font-style="normal" officeooo:rsid="00909433" style:font-style-asian="normal" style:font-style-complex="normal"/>
    </style:style>
    <style:style style:name="T50" style:family="text">
      <style:text-properties fo:font-style="normal" officeooo:rsid="0097fcc0" style:font-style-asian="normal" style:font-style-complex="normal"/>
    </style:style>
    <style:style style:name="T51" style:family="text">
      <style:text-properties fo:font-style="normal" officeooo:rsid="0098b3cf" style:font-style-asian="normal" style:font-style-complex="normal"/>
    </style:style>
    <style:style style:name="T52" style:family="text">
      <style:text-properties fo:font-style="normal" officeooo:rsid="009a732b" style:font-style-asian="normal" style:font-style-complex="normal"/>
    </style:style>
    <style:style style:name="T53" style:family="text">
      <style:text-properties fo:font-style="normal" officeooo:rsid="009ba7b6" style:font-style-asian="normal" style:font-style-complex="normal"/>
    </style:style>
    <style:style style:name="T54" style:family="text">
      <style:text-properties fo:font-style="normal" officeooo:rsid="009f0426" style:font-style-asian="normal" style:font-style-complex="normal"/>
    </style:style>
    <style:style style:name="T55" style:family="text">
      <style:text-properties fo:font-style="normal" officeooo:rsid="00a2f3b2" style:font-style-asian="normal" style:font-style-complex="normal"/>
    </style:style>
    <style:style style:name="T56" style:family="text">
      <style:text-properties fo:font-style="normal" officeooo:rsid="00a5c21e" style:font-style-asian="normal" style:font-style-complex="normal"/>
    </style:style>
    <style:style style:name="T57" style:family="text">
      <style:text-properties fo:font-style="normal" officeooo:rsid="00a7eac4" style:font-style-asian="normal" style:font-style-complex="normal"/>
    </style:style>
    <style:style style:name="T58" style:family="text">
      <style:text-properties fo:font-style="normal" officeooo:rsid="00a9085c" style:font-style-asian="normal" style:font-style-complex="normal"/>
    </style:style>
    <style:style style:name="T59" style:family="text">
      <style:text-properties fo:font-style="normal" officeooo:rsid="00a9df83" style:font-style-asian="normal" style:font-style-complex="normal"/>
    </style:style>
    <style:style style:name="T60" style:family="text">
      <style:text-properties fo:font-style="normal" officeooo:rsid="00a9e5ba" style:font-style-asian="normal" style:font-style-complex="normal"/>
    </style:style>
    <style:style style:name="T61" style:family="text">
      <style:text-properties fo:font-style="normal" officeooo:rsid="00ac5b60" style:font-style-asian="normal" style:font-style-complex="normal"/>
    </style:style>
    <style:style style:name="T62" style:family="text">
      <style:text-properties fo:font-style="normal" officeooo:rsid="00af6bda" style:font-style-asian="normal" style:font-style-complex="normal"/>
    </style:style>
    <style:style style:name="T63" style:family="text">
      <style:text-properties fo:font-style="normal" officeooo:rsid="00b0ebbd" style:font-style-asian="normal" style:font-style-complex="normal"/>
    </style:style>
    <style:style style:name="T64" style:family="text">
      <style:text-properties fo:font-style="normal" officeooo:rsid="00b3829f" style:font-style-asian="normal" style:font-style-complex="normal"/>
    </style:style>
    <style:style style:name="T65" style:family="text">
      <style:text-properties fo:font-style="normal" officeooo:rsid="00b6921b" style:font-style-asian="normal" style:font-style-complex="normal"/>
    </style:style>
    <style:style style:name="T66" style:family="text">
      <style:text-properties fo:font-style="normal" officeooo:rsid="00b7166b" style:font-style-asian="normal" style:font-style-complex="normal"/>
    </style:style>
    <style:style style:name="T67" style:family="text">
      <style:text-properties fo:font-style="normal" officeooo:rsid="00b82628" style:font-style-asian="normal" style:font-style-complex="normal"/>
    </style:style>
    <style:style style:name="T68" style:family="text">
      <style:text-properties fo:font-style="normal" officeooo:rsid="00b852fd" style:font-style-asian="normal" style:font-style-complex="normal"/>
    </style:style>
    <style:style style:name="T69" style:family="text">
      <style:text-properties fo:font-style="normal" officeooo:rsid="00b92fa2" style:font-style-asian="normal" style:font-style-complex="normal"/>
    </style:style>
    <style:style style:name="T70" style:family="text">
      <style:text-properties fo:font-style="normal" officeooo:rsid="00bad6ef" style:font-style-asian="normal" style:font-style-complex="normal"/>
    </style:style>
    <style:style style:name="T71" style:family="text">
      <style:text-properties fo:font-style="normal" officeooo:rsid="00bb715c" style:font-style-asian="normal" style:font-style-complex="normal"/>
    </style:style>
    <style:style style:name="T72" style:family="text">
      <style:text-properties fo:font-style="normal" officeooo:rsid="00bda5c0" style:font-style-asian="normal" style:font-style-complex="normal"/>
    </style:style>
    <style:style style:name="T73" style:family="text">
      <style:text-properties fo:font-style="normal" officeooo:rsid="00c0416b" style:font-style-asian="normal" style:font-style-complex="normal"/>
    </style:style>
    <style:style style:name="T74" style:family="text">
      <style:text-properties fo:font-style="normal" officeooo:rsid="00c0e388" style:font-style-asian="normal" style:font-style-complex="normal"/>
    </style:style>
    <style:style style:name="T75" style:family="text">
      <style:text-properties fo:font-style="normal" officeooo:rsid="00c170dd" style:font-style-asian="normal" style:font-style-complex="normal"/>
    </style:style>
    <style:style style:name="T76" style:family="text">
      <style:text-properties fo:font-style="normal" officeooo:rsid="00c281b3" style:font-style-asian="normal" style:font-style-complex="normal"/>
    </style:style>
    <style:style style:name="T77" style:family="text">
      <style:text-properties fo:font-style="normal" officeooo:rsid="00c2cbf6" style:font-style-asian="normal" style:font-style-complex="normal"/>
    </style:style>
    <style:style style:name="T78" style:family="text">
      <style:text-properties fo:font-style="normal" officeooo:rsid="00c40aec" style:font-style-asian="normal" style:font-style-complex="normal"/>
    </style:style>
    <style:style style:name="T79" style:family="text">
      <style:text-properties fo:font-style="normal" officeooo:rsid="00c518f3" style:font-style-asian="normal" style:font-style-complex="normal"/>
    </style:style>
    <style:style style:name="T80" style:family="text">
      <style:text-properties fo:font-style="normal" officeooo:rsid="00c52e60" style:font-style-asian="normal" style:font-style-complex="normal"/>
    </style:style>
    <style:style style:name="T81" style:family="text">
      <style:text-properties fo:font-style="normal" officeooo:rsid="00c65996" style:font-style-asian="normal" style:font-style-complex="normal"/>
    </style:style>
    <style:style style:name="T82" style:family="text">
      <style:text-properties officeooo:rsid="002ef8d3"/>
    </style:style>
    <style:style style:name="T83" style:family="text">
      <style:text-properties officeooo:rsid="0048b7a8"/>
    </style:style>
    <style:style style:name="T84" style:family="text">
      <style:text-properties officeooo:rsid="004cda05"/>
    </style:style>
    <style:style style:name="T85" style:family="text">
      <style:text-properties officeooo:rsid="004e97bc"/>
    </style:style>
    <style:style style:name="T86" style:family="text">
      <style:text-properties officeooo:rsid="0067cd9e"/>
    </style:style>
    <style:style style:name="T87" style:family="text">
      <style:text-properties style:font-name="Liberation Serif" officeooo:rsid="0067cd9e"/>
    </style:style>
    <style:style style:name="T88" style:family="text">
      <style:text-properties style:font-name="Liberation Serif" fo:font-style="normal" officeooo:rsid="009f0426" style:font-style-asian="normal" style:font-style-complex="normal"/>
    </style:style>
    <style:style style:name="T89" style:family="text">
      <style:text-properties officeooo:rsid="0069a31c"/>
    </style:style>
    <style:style style:name="T90" style:family="text">
      <style:text-properties officeooo:rsid="006afd1b"/>
    </style:style>
    <style:style style:name="T91" style:family="text">
      <style:text-properties officeooo:rsid="006b64d7"/>
    </style:style>
    <style:style style:name="T92" style:family="text">
      <style:text-properties officeooo:rsid="006f3da6"/>
    </style:style>
    <style:style style:name="T93" style:family="text">
      <style:text-properties officeooo:rsid="00752d00"/>
    </style:style>
    <style:style style:name="T94" style:family="text">
      <style:text-properties officeooo:rsid="007a54af"/>
    </style:style>
    <style:style style:name="T95" style:family="text">
      <style:text-properties officeooo:rsid="007b297a"/>
    </style:style>
    <style:style style:name="T96" style:family="text">
      <style:text-properties officeooo:rsid="007c0e29"/>
    </style:style>
    <style:style style:name="T97" style:family="text">
      <style:text-properties officeooo:rsid="007d9ab8"/>
    </style:style>
    <style:style style:name="T98" style:family="text">
      <style:text-properties officeooo:rsid="00823995"/>
    </style:style>
    <style:style style:name="T99" style:family="text">
      <style:text-properties officeooo:rsid="00827381"/>
    </style:style>
    <style:style style:name="T100" style:family="text">
      <style:text-properties officeooo:rsid="0082d55c"/>
    </style:style>
    <style:style style:name="T101" style:family="text">
      <style:text-properties officeooo:rsid="0083f7b5"/>
    </style:style>
    <style:style style:name="T102" style:family="text">
      <style:text-properties officeooo:rsid="0095db06"/>
    </style:style>
    <style:style style:name="T103" style:family="text">
      <style:text-properties officeooo:rsid="00960295"/>
    </style:style>
    <style:style style:name="T104" style:family="text">
      <style:text-properties officeooo:rsid="009c61bb"/>
    </style:style>
    <style:style style:name="T105" style:family="text">
      <style:text-properties officeooo:rsid="009c72b4"/>
    </style:style>
    <style:style style:name="T106" style:family="text">
      <style:text-properties officeooo:rsid="009e00c8"/>
    </style:style>
    <style:style style:name="T107" style:family="text">
      <style:text-properties officeooo:rsid="00a5490b"/>
    </style:style>
    <style:style style:name="T108" style:family="text">
      <style:text-properties officeooo:rsid="00a9085c"/>
    </style:style>
    <style:style style:name="T109" style:family="text">
      <style:text-properties officeooo:rsid="00bd2b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issident Right Will Hold Its Ground</text:p>
      <text:p text:style-name="P1"/>
      <text:p text:style-name="P1">If ‘the adults in the room’ want to discredit the Dissident Right they’ll have to do better than this</text:p>
      <text:p text:style-name="P2"/>
      <text:p text:style-name="P2">Sohrab Amari is a <text:span text:style-name="T2">excellent</text:span> writer. <text:s/><text:span text:style-name="T1">I ran across his essay “The Rise of the Barbarian Right” this week (he penned it a year ago </text:span><text:span text:style-name="T2">in &lt;&lt; Liberties Journal &gt;&gt;)</text:span><text:span text:style-name="T1">. <text:s/>The reader is immediately struck by his sparkling prose and feels a sense an anticipation that this accomplished wordsmith and keen observer will deal a heavy argumentative blow to </text:span><text:span text:style-name="T3">the bombastic loose-cannons of the new right.</text:span></text:p>
      <text:p text:style-name="P2"/>
      <text:p text:style-name="P1">It doesn’t happen.</text:p>
      <text:p text:style-name="P1"/>
      <text:p text:style-name="P3">His piece <text:span text:style-name="T86">begins in measured tone, </text:span>revealing biographic details of Jonathan Keeperman’s father. <text:span text:style-name="T86">Mr. Keeperman runs Passage Press, a right-wing publishing house that can be said to be central to the New Right (or “Barbarian Right”, as Ahmari would have it). </text:span><text:s/>O<text:span text:style-name="T4">n</text:span>e assumes <text:span text:style-name="T86">that this expos</text:span><text:span text:style-name="T87">é</text:span> is leading up to something, but the climax of <text:span text:style-name="T4">the</text:span> thread is that Mr Keeperma is half-Jewish. <text:s/><text:span text:style-name="T86">A</text:span>nd since his father lived in Brooklyn before Jonathan was born, this means that he really shouldn’t be right-wing. <text:s/>Or something.</text:p>
      <text:p text:style-name="P3"/>
      <text:p text:style-name="P6">We are then treated to a summary of some short stories <text:span text:style-name="T89">written by honor</text:span><text:span text:style-name="T104">ary</text:span><text:span text:style-name="T89"> dissident right insiders which were </text:span>recently published <text:span text:style-name="T89">in </text:span><text:span text:style-name="T105">the </text:span><text:span text:style-name="T89">volume </text:span><text:span text:style-name="T10">After the War </text:span>by Keeperman’s <text:span text:style-name="T89">Passage i</text:span>mprint. <text:s/><text:span text:style-name="T89">This is included, allegedly, to furnish a glimpse at the kind of world the New Right wants to </text:span><text:span text:style-name="T95">m</text:span><text:span text:style-name="T89">anifest. <text:s/>Or… was that the “Dissident Right”? <text:s/>Turns out, t</text:span><text:span text:style-name="T5">here are a number of labels for this resurgent way of thinking, and it’s not always clear-cut to understand exactly who or what the</text:span><text:span text:style-name="T107">se</text:span><text:span text:style-name="T5"> refer to. <text:s/>Ahmari offers </text:span><text:span text:style-name="T94">little help </text:span><text:span text:style-name="T105">on this score</text:span><text:span text:style-name="T94"> as he </text:span><text:span text:style-name="T105">never quite spells out </text:span><text:span text:style-name="T94">what he is opposing.</text:span></text:p>
      <text:p text:style-name="P5"/>
      <text:p text:style-name="P7"><text:span text:style-name="T94">That’s not to say h</text:span><text:span text:style-name="T84">is</text:span> article is<text:span text:style-name="T83"> </text:span>short on detail. <text:s/><text:span text:style-name="T89">He presents </text:span><text:span text:style-name="T83">verbatim quotes from </text:span><text:span text:style-name="T11">After the War</text:span><text:span text:style-name="T83"> </text:span><text:span text:style-name="T89">which he clearly </text:span><text:span text:style-name="T83">wishes to disparage. </text:span><text:span text:style-name="T89">The </text:span><text:span text:style-name="T96">discussion</text:span><text:span text:style-name="T89"> is seasoned generously </text:span><text:span text:style-name="T83">with jarring pejoratives: “grotesque”, “hateful”, “</text:span><text:span text:style-name="T93">chilling</text:span><text:span text:style-name="T83">”, “foul”, “nihilistic”, “disturbing”, “repellent” and “sickening” to name a fe</text:span><text:span text:style-name="T90">w.</text:span><text:span text:style-name="T83"> <text:s/></text:span><text:span text:style-name="T89">He also </text:span>elaborates metic<text:span text:style-name="T6">ulously on the the local color of Keeperman’s online milleaux. <text:s/></text:span><text:span text:style-name="T7">Their cultural fingerprints are registered in the most minute detail, from their shared idioms to their aesthetic sensibilities </text:span><text:span text:style-name="T82">to their in-group argot (“zogslop!”).</text:span></text:p>
      <text:p text:style-name="P7"/>
      <text:p text:style-name="P9"><text:span text:style-name="T92">But what </text:span><text:span text:style-name="T83">of the presuppositions, premises </text:span><text:span text:style-name="T106">and</text:span><text:span text:style-name="T83"> worldview </text:span><text:span text:style-name="T84">of th</text:span><text:span text:style-name="T91">is dissident right?</text:span><text:span text:style-name="T84"> <text:s/></text:span><text:span text:style-name="T94">Early on in the article, we are told that “Keeperman and Co. are a distinct group, in the business of articulating a distinct worldview”, and </text:span><text:span text:style-name="T102">further</text:span><text:span text:style-name="T94"> they are capable of “entertaining sophisticated visions of the political order that might repla</text:span><text:span text:style-name="T96">c</text:span><text:span text:style-name="T94">e the current one”. <text:s/>Ahmari </text:span><text:span text:style-name="T106">remarks</text:span><text:span text:style-name="T94"> that the short stories he reviews “arise from within a coherent and fairly well-developed ideological movement”. <text:s/></text:span><text:span text:style-name="T96">Well that sounds interesting! <text:s/>So, </text:span><text:span text:style-name="T98">what is this worldview?</text:span></text:p>
      <text:p text:style-name="P9"/>
      <text:p text:style-name="P10"><text:span text:style-name="T94">We are given little more than labels. </text:span><text:span text:style-name="T97">At times he will explain, but in every case </text:span><text:span text:style-name="T98">this is piecemeal. </text:span><text:span text:style-name="T97"><text:s/></text:span><text:span text:style-name="T98">Barely more than a descriptor is given, e.g. “eugenics”, “aristocratic spirit”, or </text:span><office:annotation office:name="__Annotation__285_609237729" loext:resolved="false"><dc:creator>Unknown Author</dc:creator><dc:date>2025-10-11T19:48:49.047745555</dc:date><text:p text:style-name="Comment">confirm</text:p></office:annotation><text:span text:style-name="T98">“blood ties”</text:span><office:annotation-end office:name="__Annotation__285_609237729"/><text:span text:style-name="T98">. <text:s/>It’s always </text:span><text:span text:style-name="T12">just</text:span><text:span text:style-name="T40"> </text:span><text:span text:style-name="T97">enough to </text:span><text:span text:style-name="T109">scare off a reader</text:span><text:span text:style-name="T97"> with a preexisting catalog of polical do’s and don’ts. <text:s/></text:span><text:span text:style-name="T109">A solid counter-argument is never put forth.</text:span><text:span text:style-name="T97"> </text:span><text:span text:style-name="T101">Underneath the shining sentences, the </text:span><text:span text:style-name="T106">only message is:</text:span><text:span text:style-name="T101"> </text:span><text:span text:style-name="T98">‘you know that bad thing that’s associated with Nazi</text:span><text:span text:style-name="T99">s</text:span><text:span text:style-name="T98"> and the Klan </text:span><text:span text:style-name="T99">and medieval feudal</text:span><text:span text:style-name="T103">ism</text:span><text:span text:style-name="T99"> </text:span><text:span text:style-name="T100">and stuff?</text:span><text:span text:style-name="T99"> <text:s/>This is that, man. <text:s/>Beware’.</text:span></text:p>
      <text:p text:style-name="P10"/>
      <text:p text:style-name="P10"><text:span text:style-name="T108">The only time Ahmari attempts a summary of the dissent-rightism</text:span><text:span text:style-name="T85">“</text:span><text:span text:style-name="T21">[it] promotes IQ based genetics, the worship of strength, an</text:span><text:span text:style-name="T18">d</text:span><text:span text:style-name="T21"> lifestyle self-help”.</text:span></text:p>
      <text:p text:style-name="P8"><text:span text:style-name="T21"/></text:p>
      <text:p text:style-name="P13"><text:span text:style-name="T22">This may merely be clumsiness, but it’s more like</text:span><text:span text:style-name="T23">ly</text:span><text:span text:style-name="T22"> a de</text:span><text:span text:style-name="T16">liberate misrepresentation – </text:span><text:span text:style-name="T41">and </text:span><text:span text:style-name="T42">deceptive</text:span><text:span text:style-name="T41"> by omission.</text:span><text:span text:style-name="T16"> <text:s/></text:span><text:span text:style-name="T22">I used to tease my college girlfriend </text:span><text:span text:style-name="T23">by p</text:span><text:span text:style-name="T22">romising that </text:span><text:span text:style-name="T50">her</text:span><text:span text:style-name="T22"> Christmas gift would be a </text:span><text:span text:style-name="T17">Barnes &amp; </text:span><text:span text:style-name="T20">N</text:span><text:span text:style-name="T17">oble gift card, “good in the self-help section only” – </text:span><text:span text:style-name="T22">and we’d both laugh. <text:s/></text:span><text:span text:style-name="T39">Everyone, including Ahmari, knows that</text:span><text:span text:style-name="T17"> </text:span><text:span text:style-name="T44">it’</text:span><text:span text:style-name="T50">s a </text:span><text:span text:style-name="T44">gentle barb to say someone is in need of this, </text:span><text:span text:style-name="T45">if </text:span><text:span text:style-name="T22">not outright insult. </text:span><text:span text:style-name="T17"><text:s/></text:span><text:span text:style-name="T39">He drops </text:span><text:span text:style-name="T43">the phrase</text:span><text:span text:style-name="T18"> three times </text:span><text:span text:style-name="T51">in all while </text:span><text:span text:style-name="T54">depicting</text:span><text:span text:style-name="T51"> for the reader an image </text:span><text:span text:style-name="T54">of the dissident right</text:span><text:span text:style-name="T51">.</text:span><text:span text:style-name="T18"> </text:span><text:span text:style-name="T45">At one point he </text:span><text:span text:style-name="T72">uses the label</text:span><text:span text:style-name="T45"> “</text:span><text:span text:style-name="T72">the </text:span><text:span text:style-name="T44">creepy right” and insinuates that their </text:span><text:span text:style-name="T45">weird ideal amounts to an</text:span><text:span text:style-name="T44"> “online </text:span><text:span text:style-name="T88">Ü</text:span><text:span text:style-name="T44">bermencsh”. <text:s/></text:span><text:span text:style-name="T51">And with all their affinity for SciFi? <text:s/></text:span><text:span text:style-name="T52">I bet th</text:span><text:span text:style-name="T51">ey’re logging on from their parents’ basements! <text:s/></text:span><text:span text:style-name="T44">They sound like </text:span><text:span text:style-name="T54">outcasts</text:span><text:span text:style-name="T52">,</text:span><text:span text:style-name="T44"> seared by social rejection, </text:span><text:soft-page-break/><text:span text:style-name="T44">huddle</text:span><text:span text:style-name="T51">d </text:span><text:span text:style-name="T44">together with </text:span><text:span text:style-name="T52">their fellow losers to</text:span><text:span text:style-name="T44"> nurse their bruised egos and fantasize about revenge on the society that dumped them.</text:span><text:span text:style-name="T18"> <text:s/></text:span><text:span text:style-name="T44">I guess they’re not having a normal one, man.</text:span></text:p>
      <text:p text:style-name="P12"><text:span text:style-name="T17"/></text:p>
      <text:p text:style-name="P14"><text:span text:style-name="T17">B</text:span><text:span text:style-name="T15">ut thi</text:span><text:span text:style-name="T24">s </text:span><text:span text:style-name="T46">hinted-at </text:span><text:span text:style-name="T24">portrayal collapses </text:span><text:span text:style-name="T60">as soon as</text:span><text:span text:style-name="T24"> one sees the </text:span><text:span text:style-name="T46">very people he </text:span><text:span text:style-name="T54">directly names</text:span><text:span text:style-name="T46">.</text:span><text:span text:style-name="T24"> <text:s/>Are we to really believe that the beautiful Anna Kachiyan is a friendless reject? <text:s/></text:span><text:span text:style-name="T34">Her father </text:span><text:span text:style-name="T58">was a mathematician of some note and the</text:span><text:span text:style-name="T24"> recipient of the </text:span><text:span text:style-name="T33">prestigious </text:span><text:span text:style-name="T24">Fulkerson Prize </text:span><text:span text:style-name="T26">in mathematical programming.</text:span><text:span text:style-name="T24"> <text:s/></text:span><text:span text:style-name="T26">But it is not only brains she has inherited but beauty as well. <text:s/></text:span><text:span text:style-name="T34">Adoring fans have dedicated</text:span><text:span text:style-name="T24"> X accounts (“Anna Hourly”) </text:span><text:span text:style-name="T31">featuring</text:span><text:span text:style-name="T24"> a stream of p</text:span><text:span text:style-name="T31">hotos</text:span><text:span text:style-name="T24"> </text:span><text:span text:style-name="T31">that celebrate </text:span><text:span text:style-name="T24">her good looks, </text:span><text:span text:style-name="T31">which she has head to toe.</text:span><text:span text:style-name="T24"> <text:s/></text:span><text:span text:style-name="T30">As for Dasha Nekrosova, her careless </text:span><text:span text:style-name="T56">laughter</text:span><text:span text:style-name="T30"> is enough to charm any man </text:span><text:span text:style-name="T31">alive. <text:s/></text:span><text:span text:style-name="T34">Like Anna, </text:span><text:span text:style-name="T56">ample </text:span><text:span text:style-name="T34">e</text:span><text:span text:style-name="T30">vidence of </text:span><text:span text:style-name="T31">Dasha’s</text:span><text:span text:style-name="T30"> </text:span><text:span text:style-name="T48">physical beauty</text:span><text:span text:style-name="T31"> may also be had via the Internet. <text:s/>Maybe the place </text:span><text:span text:style-name="T33">to start </text:span><text:span text:style-name="T31">is her</text:span><text:span text:style-name="T30"> IMDb entry</text:span><text:span text:style-name="T25">. <text:s/></text:span><text:span text:style-name="T32">Perhaps she</text:span><text:span text:style-name="T31">’</text:span><text:span text:style-name="T33">ll </text:span><text:span text:style-name="T26">pose </text:span><text:span text:style-name="T30">some time </text:span><text:span text:style-name="T26">with the</text:span><text:span text:style-name="T25"> Screen Actor’s Guild Award she took home for her role in HBO’s </text:span><text:span text:style-name="T8">Succession</text:span><text:span text:style-name="T25">. <text:s/></text:span><text:span text:style-name="T55">But I’m sure they both </text:span><text:span text:style-name="T33">cry themselves to sleep each night </text:span><text:span text:style-name="T55">after World of Warcraft </text:span><text:span text:style-name="T74">games</text:span><text:span text:style-name="T55"> </text:span><text:span text:style-name="T59">when </text:span><text:span text:style-name="T55">the loneliness sets in.</text:span></text:p>
      <text:p text:style-name="P14"><text:span text:style-name="T30"/></text:p>
      <text:p text:style-name="P14"><text:span text:style-name="T26">And what of the men? <text:s/></text:span><text:span text:style-name="T31">Unless </text:span><text:span text:style-name="T26">BAP/Costin Alamariu </text:span><text:span text:style-name="T31">is </text:span><text:span text:style-name="T9">really </text:span><text:span text:style-name="T31">handy with photoshop, he </text:span><text:span text:style-name="T34">boasts</text:span><text:span text:style-name="T31"> the </text:span><text:span text:style-name="T26">physique of </text:span><text:span text:style-name="T27">the Greek gods </text:span><text:span text:style-name="T47">that he writes about.</text:span><text:span text:style-name="T27"> <text:s/></text:span><text:span text:style-name="T53">BAP</text:span><text:span text:style-name="T37"> is </text:span><text:span text:style-name="T58">good looking</text:span><text:span text:style-name="T37"> </text:span><text:span text:style-name="T58">and t</text:span><text:span text:style-name="T59">o</text:span><text:span text:style-name="T58"> say that he is funny is understatement</text:span><text:span text:style-name="T27">. <text:s/></text:span><text:span text:style-name="T75">BAP is fucking hilarious.</text:span><text:span text:style-name="T27"> <text:s/>I doubt that he was short of friends while earning his degree from MIT, or his degree from Columbia, </text:span><text:span text:style-name="T31">or </text:span><text:span text:style-name="T27">his doctorate at Yale. <text:s/></text:span><text:span text:style-name="T76">Whatever we conclude about the decay the occurred inside these school</text:span><text:span text:style-name="T77">s</text:span><text:span text:style-name="T76">, it’s still </text:span><text:span text:style-name="T14">very</text:span><text:span text:style-name="T76"> difficult </text:span><text:span text:style-name="T77">to gain admission especially when you’re not a black trans lesbian. <text:s/></text:span><text:span text:style-name="T31">Mr. </text:span><text:span text:style-name="T28">Keeper</text:span><text:span text:style-name="T31">man </text:span><text:span text:style-name="T35">recently gave an interview to Ross Douthat. <text:s/></text:span><text:span text:style-name="T53">During this he more resembled a</text:span><text:span text:style-name="T35"> male model than an internet troll in his parents</text:span><text:span text:style-name="T58">’</text:span><text:span text:style-name="T35"> basement. <text:s/>Mr. Keeperman is married with children, and </text:span><text:span text:style-name="T36">received</text:span><text:span text:style-name="T35"> nothing but praise from his </text:span><text:span text:style-name="T58">days</text:span><text:span text:style-name="T35"> as </text:span><text:span text:style-name="T53">a </text:span><text:span text:style-name="T35">lecturer at UC Irvine. <text:s/></text:span><text:span text:style-name="T34">His Coronation Ball</text:span><text:span text:style-name="T38">, </text:span><text:span text:style-name="T36">hosted earlier this year, </text:span><text:span text:style-name="T34">attracted </text:span><text:span text:style-name="T53">a l</text:span><text:span text:style-name="T49">ively crowd </text:span><text:span text:style-name="T58">of men with their hot girlfriends and wives.</text:span></text:p>
      <text:p text:style-name="P14"><text:span text:style-name="T58"/></text:p>
      <text:p text:style-name="P22"><text:span text:style-name="T58">T</text:span><text:span text:style-name="T15">he insinuation there these people, </text:span><text:span text:style-name="T62">as a whole, are </text:span><text:span text:style-name="T65">driven by resentment</text:span><text:span text:style-name="T62"> is </text:span><text:span text:style-name="T78">ridiculous through and through.</text:span><text:span text:style-name="T62"> <text:s/>Each time a</text:span><text:span text:style-name="T78">nother</text:span><text:span text:style-name="T62"> “far-right” personality is doxxed, </text:span><text:span text:style-name="T78">they </text:span><text:span text:style-name="T67">turn out to be another solid, well-spoken guy in fine fettle </text:span><text:span text:style-name="T78">and living well.</text:span><text:span text:style-name="T63"> <text:s/></text:span><text:span text:style-name="T64">These aren’t the Ted Kasybski’s that Sohrab is trying to paint.</text:span></text:p>
      <text:p text:style-name="P22"><text:span text:style-name="T64"/></text:p>
      <text:p text:style-name="P23"><text:span text:style-name="T64">B</text:span><text:span text:style-name="T15">en Burghis slipped on the same banana peel in an episode of his pocast “Give them an Argument”. <text:s/>(I’ve only watched this one episode). <text:s/>He hosts some </text:span><text:span text:style-name="T71">flabby talking head named Matt Mc-Anus or some such (</text:span><text:span text:style-name="T67">in Ros</text:span><text:span text:style-name="T71">ie</text:span><text:span text:style-name="T67"> </text:span><text:span text:style-name="T71">O’D</text:span><text:span text:style-name="T67">onnel</text:span><text:span text:style-name="T71">)</text:span><text:span text:style-name="T67"> glasses and the two are </text:span><text:span text:style-name="T66">at pains to paint BAP in the same light. <text:s/>“You know Hitler was a resentment art school dropout…”. <text:s text:c="2"/>So, you know.</text:span></text:p>
      <text:p text:style-name="P23"><text:span text:style-name="T66"/></text:p>
      <text:p text:style-name="P23"><text:span text:style-name="T67">At </text:span><text:span text:style-name="T71">one </text:span><text:span text:style-name="T67">point, Matt puts forth the germ of what could have become an argument. <text:s/>He notes that there is a seeming contradiction: if the Left is weak bugmen, </text:span><text:span text:style-name="T71">then </text:span><text:span text:style-name="T67">how are they in control? <text:s/>The obvious rejoiner is that there are many more of them – </text:span><text:span text:style-name="T68">like a blob of yeast. <text:s/></text:span><text:span text:style-name="T69">BAP’s whole argument is that the political order of men inspired by early-Greek development is the antedote (or one antedote) to this coordination problem. <text:s/></text:span><text:span text:style-name="T70">It’s not that tough to understand, but Matt Mc-Anus pretends he doesn’t. <text:s/></text:span><text:span text:style-name="T71">Or maybe he’s that stupid.</text:span></text:p>
      <text:p text:style-name="P23"><text:span text:style-name="T71"/></text:p>
      <text:p text:style-name="P25"><text:span text:style-name="T71">R</text:span><text:span text:style-name="T15">eturning to Ahmari, he concludes his article with what he seems to think is a very clever take, though it seem much more likely that he just needs to have a take since this is his job and mealticket. <text:s/></text:span><text:span text:style-name="T73">The coup de grace here is that what the dissident right is </text:span><text:span text:style-name="T13">actually</text:span><text:span text:style-name="T73"> doing is worshipping the very decadent hcanges that “market societies” are perpetuating! <text:s/>When BAP laments the masses of olds who smother the life of the young, Ahmari links this to the use of suicide pods. <text:s/></text:span><text:span text:style-name="T79">You see since suicide pods are on the rise in Canda, see… <text:s/>well um.. <text:s/>see this is market societies tossing out the weak like old garbage. <text:s/>And BAP is like… <text:s/>like the same thing, man.</text:span></text:p>
      <text:p text:style-name="P25"><text:span text:style-name="T79"/></text:p>
      <text:p text:style-name="P25"><text:span text:style-name="T79"><text:s/></text:span><text:span text:style-name="T80">Won’t repeat the rest of his argument there as its just cringe to even think about how despereate he was to link the dissident right to one of his pre-existing talking points and bolster his brand.</text:span></text:p>
      <text:p text:style-name="P25"><text:span text:style-name="T73"/></text:p>
      <text:p text:style-name="P25"><text:span text:style-name="T73"/></text:p>
      <text:p text:style-name="P25"><text:span text:style-name="T73"/></text:p>
      <text:p text:style-name="P23"><text:span text:style-name="T71"/></text:p>
      <text:p text:style-name="P23"><text:span text:style-name="T71"/></text:p>
      <text:p text:style-name="P14"><text:soft-page-break/><text:span text:style-name="T34"/></text:p>
      <text:list text:style-name="L2">
        <text:list-item>
          <text:p text:style-name="P21"><text:span text:style-name="T34">S</text:span><text:span text:style-name="T15">o whats your point?</text:span></text:p>
          <text:list>
            <text:list-item>
              <text:p text:style-name="P21"><text:span text:style-name="T15">My point is that he is dishonest </text:span><text:span text:style-name="T61">or stupid</text:span></text:p>
            </text:list-item>
          </text:list>
        </text:list-item>
        <text:list-item>
          <text:p text:style-name="P24"><text:span text:style-name="T61">A</text:span><text:span text:style-name="T15">nd I give my version:</text:span></text:p>
          <text:list>
            <text:list-item>
              <text:p text:style-name="P24"><text:span text:style-name="T15">Its not that these are resentment driven losers, its that they are winners and they see the OBVIOUS issues with contemporary culture. <text:s/>Sending they are on solid ground, they are the ones to go out on a limb and state these things.</text:span></text:p>
            </text:list-item>
          </text:list>
        </text:list-item>
      </text:list>
      <text:p text:style-name="P14"><text:span text:style-name="T34"/></text:p>
      <text:p text:style-name="P14"><text:span text:style-name="T34"/></text:p>
      <text:p text:style-name="P16"><text:span text:style-name="T34">I</text:span><text:span text:style-name="T15">t seems [the mainstream] are tripping over themselves and losing their balance whenever they attemtpa critique fo the dissident right. <text:s/>They don’t know how to approach it and seem confounded. <text:s/></text:span><text:span text:style-name="T57">Maybe there is something they didn’t consider. <text:s/>→ these people are very serious indeed and in fact voicing opinions that those on less of a solid social footing would risk.</text:span></text:p>
      <text:p text:style-name="P14"><text:span text:style-name="T29"/></text:p>
      <text:p text:style-name="P18">if anything its rather the oppopsite. <text:s/>There amy be many others whod like to exres the same crie to coure but sense it isnt worht it given their own shaky social footing. <text:s/>Those who feel no risk whatever of finding a mate or friends – or other with good familes – will have the calucusl come out in the other direction.</text:p>
      <text:p text:style-name="P12"><text:span text:style-name="T17"/></text:p>
      <text:p text:style-name="P12"><text:span text:style-name="T17"/></text:p>
      <text:p text:style-name="P11"><text:span text:style-name="T17"><text:s/>- </text:span><text:span text:style-name="T30">the idea to be exploiuted her is the Ted Kazyncski model</text:span></text:p>
      <text:p text:style-name="P17"><text:s text:c="2"/></text:p>
      <text:p text:style-name="P11"><text:span text:style-name="T17"/></text:p>
      <text:list text:style-name="L1">
        <text:list-item>
          <text:p text:style-name="P19"><text:span text:style-name="T17">G</text:span><text:span text:style-name="T15">atekeeping behavior –</text:span><text:span text:style-name="T19"> try prevent normies from taking them seriously.</text:span></text:p>
        </text:list-item>
        <text:list-item>
          <text:p text:style-name="P26">epithets, not content or argumentation (people magazine)</text:p>
          <text:list>
            <text:list-item>
              <text:p text:style-name="P26">Is this longhouse?</text:p>
            </text:list-item>
          </text:list>
        </text:list-item>
        <text:list-item>
          <text:p text:style-name="P27">The Right does not have a sense that we are oppressed by the Left we are, rather, venting anger at the Aristocrats who let it go 60 years ago</text:p>
        </text:list-item>
      </text:list>
      <text:p text:style-name="P4"/>
      <text:p text:style-name="P15">Ahmari should seek employment as a literally or film critic. <text:s/>On this core he is very good. His critiques are clever and witty. <text:s/>Though it’s unclear who this anthology was written for. <text:s/>Afterall, Keeperman publishes the Hardy boys as well. <text:s/>If these are written for hgih school students they are perfectly appropria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2.260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3:30:01.339556116</meta:creation-date>
    <dc:date>2025-10-20T17:36:53.529180876</dc:date>
    <meta:editing-duration>P1DT17H31S</meta:editing-duration>
    <meta:editing-cycles>138</meta:editing-cycles>
    <meta:generator>LibreOffice/24.2.7.2$Linux_X86_64 LibreOffice_project/420$Build-2</meta:generator>
    <meta:print-date>2025-10-11T17:07:53.058231789</meta:print-date>
    <meta:document-statistic meta:table-count="0" meta:image-count="0" meta:object-count="0" meta:page-count="3" meta:paragraph-count="31" meta:word-count="1699" meta:character-count="9976" meta:non-whitespace-character-count="8230"/>
  </office:meta>
</office:document-meta>
</file>